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e10f9" officeooo:paragraph-rsid="000e10f9"/>
    </style:style>
    <style:style style:name="T1" style:family="text">
      <style:text-properties officeooo:rsid="000c486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0.24.12.169 <text:span text:style-name="T1">url mac </text:span></text:p>
      <text:p text:style-name="P1">mix ou idle pour plafrim </text:p>
      <text:p text:style-name="P1">sirocco == gpu</text:p>
      <text:p text:style-name="P1"/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6-03-30T11:14:13.050599550</meta:creation-date>
    <dc:date>2026-03-31T17:01:35.690075614</dc:date>
    <meta:editing-duration>P1DT1H56M52S</meta:editing-duration>
    <meta:editing-cycles>1</meta:editing-cycles>
    <meta:document-statistic meta:table-count="0" meta:image-count="0" meta:object-count="0" meta:page-count="1" meta:paragraph-count="4" meta:word-count="11" meta:character-count="61" meta:non-whitespace-character-count="50"/>
    <meta:generator>LibreOffice/6.0.7.3$Linux_X86_64 LibreOffice_project/00m0$Build-3</meta:generator>
  </office:meta>
</office:document-meta>
</file>